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72610702937544275" text:style-name="L1">
        <text:list-item>
          <text:p text:style-name="P1">4 types d'"organisateurs" selon ce site : <text:a xlink:type="simple" xlink:href="http://www.kalligo.com/organiser/organisation/935-quatre-outils-aide-organisation" text:style-name="Internet_20_link" text:visited-style-name="Visited_20_Internet_20_Link">http://www.kalligo.com/organiser/organisation/935-quatre-outils-aide-organisation</text:a><text:a xlink:type="simple" xlink:href="http://www.kalligo.com/organiser/organisation/935-quatre-outils-aide-organisation-agenda-echeancier-check-list-retro-planning.htm" text:style-name="Internet_20_link" text:visited-style-name="Visited_20_Internet_20_Link">-agenda-echeancier-check-list-retro-planning.htm</text:a> </text:p>
          <text:list>
            <text:list-item>
              <text:p text:style-name="P1">agenda (avec code couleurs pour aider)</text:p>
            </text:list-item>
            <text:list-item>
              <text:p text:style-name="P1">échéancier : ranger par date les choses importantes à faire (factures à régler, documents à envoyer, billets etc)</text:p>
            </text:list-item>
            <text:list-item>
              <text:p text:style-name="P1">check list : un peu comme "rappel" dans l'iphone</text:p>
            </text:list-item>
            <text:list-item>
              <text:p text:style-name="P1">rétro-planning / diagramme de gantt : en abscisse le temps en ordonné les tâches. Les tâches sont représentées par des traits commençant au moment où on pourra commencer le travail, et terminant quand on devra le finir.</text:p>
            </text:list-item>
          </text:list>
        </text:list-item>
        <text:list-item>
          <text:p text:style-name="P1">analyse de task coach (inachevée)</text:p>
          <text:list>
            <text:list-item>
              <text:p text:style-name="P1">task coach = logiciel que j'ai téléchargé pour la gestion de tâches</text:p>
            </text:list-item>
            <text:list-item>
              <text:p text:style-name="P1">possibilité de créer des sous tâches. Par exemple : "faire projet" comme tâche, "faire UML", "coder" et "IHM" comme sous tâches</text:p>
            </text:list-item>
            <text:list-item>
              <text:p text:style-name="P1">possibilité de sous-sous-tâches etc imbriquation</text:p>
            </text:list-item>
            <text:list-item>
              <text:p text:style-name="P1">commenter les tâches</text:p>
            </text:list-item>
            <text:list-item>
              <text:p text:style-name="P1">créer des catégories de tâches (avec couleurs)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30T20:28:54</meta:creation-date>
    <meta:generator>OpenOffice/4.1.1$Unix OpenOffice.org_project/411m6$Build-9775</meta:generator>
    <dc:date>2015-02-05T13:22:42</dc:date>
    <dc:creator>yjfjyf jjku</dc:creator>
    <meta:editing-duration>PT22M29S</meta:editing-duration>
    <meta:editing-cycles>14</meta:editing-cycles>
    <meta:document-statistic meta:table-count="0" meta:image-count="0" meta:object-count="0" meta:page-count="1" meta:paragraph-count="11" meta:word-count="142" meta:character-count="942"/>
  </office:meta>
</office:document-meta>
</file>